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4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5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6" style:family="paragraph" style:parent-style-name="Text_20_body">
      <style:text-properties fo:font-style="normal" style:text-underline-style="none" fo:font-weight="normal" officeooo:rsid="0132499b" officeooo:paragraph-rsid="01346f7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weight="bold" officeooo:rsid="0130a96f" officeooo:paragraph-rsid="0130a96f" style:font-weight-asian="bold" style:font-weight-complex="bold"/>
    </style:style>
    <style:style style:name="P8" style:family="paragraph" style:parent-style-name="Text_20_body">
      <style:text-properties fo:font-weight="bold" officeooo:rsid="0130a96f" officeooo:paragraph-rsid="013186e4" style:font-weight-asian="bold" style:font-weight-complex="bold"/>
    </style:style>
    <style:style style:name="P9" style:family="paragraph" style:parent-style-name="Text_20_body">
      <style:text-properties fo:font-weight="bold" officeooo:rsid="0130a96f" officeooo:paragraph-rsid="01346f72" style:font-weight-asian="bold" style:font-weight-complex="bold"/>
    </style:style>
    <style:style style:name="P10" style:family="paragraph" style:parent-style-name="Text_20_body">
      <style:text-properties fo:font-weight="bold" officeooo:rsid="01346f72" officeooo:paragraph-rsid="01346f72" style:font-weight-asian="bold" style:font-weight-complex="bold"/>
    </style:style>
    <style:style style:name="P11" style:family="paragraph" style:parent-style-name="Text_20_body">
      <style:text-properties fo:font-style="italic" fo:font-weight="bold" officeooo:rsid="01243675" officeooo:paragraph-rsid="01243675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fo:font-style="italic" fo:font-weight="bold" officeooo:rsid="012eb5e6" officeooo:paragraph-rsid="012eb5e6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officeooo:rsid="012eb5e6" officeooo:paragraph-rsid="012eb5e6"/>
    </style:style>
    <style:style style:name="P14" style:family="paragraph" style:parent-style-name="Text_20_body">
      <style:text-properties officeooo:rsid="012f89e5" officeooo:paragraph-rsid="012f89e5"/>
    </style:style>
    <style:style style:name="P15" style:family="paragraph" style:parent-style-name="Text_20_body">
      <style:text-properties officeooo:rsid="0132499b" officeooo:paragraph-rsid="01329562"/>
    </style:style>
    <style:style style:name="P16" style:family="paragraph" style:parent-style-name="Code">
      <style:text-properties officeooo:rsid="01346f72" officeooo:paragraph-rsid="01346f72"/>
    </style:style>
    <style:style style:name="P17" style:family="paragraph" style:parent-style-name="Text_20_body">
      <style:text-properties fo:font-weight="normal" officeooo:rsid="0130a96f" officeooo:paragraph-rsid="0130a96f" style:font-weight-asian="normal" style:font-weight-complex="normal"/>
    </style:style>
    <style:style style:name="P18" style:family="paragraph" style:parent-style-name="Heading_20_1">
      <style:paragraph-properties>
        <style:tab-stops>
          <style:tab-stop style:position="6.9252in" style:type="right"/>
        </style:tab-stops>
      </style:paragraph-properties>
      <style:text-properties officeooo:rsid="011bbfad" officeooo:paragraph-rsid="011bbfad"/>
    </style:style>
    <style:style style:name="P19" style:family="paragraph" style:parent-style-name="Heading_20_1">
      <style:text-properties officeooo:rsid="011bbfad" officeooo:paragraph-rsid="011bbfad"/>
    </style:style>
    <style:style style:name="P20" style:family="paragraph" style:parent-style-name="Heading_20_1">
      <style:text-properties officeooo:rsid="0120ed13" officeooo:paragraph-rsid="0120ed13"/>
    </style:style>
    <style:style style:name="P21" style:family="paragraph" style:parent-style-name="Standard" style:list-style-name="AdvLab-Bullet"/>
    <style:style style:name="P22" style:family="paragraph" style:parent-style-name="Standard" style:list-style-name="AdvLab-Bullet">
      <style:text-properties officeooo:rsid="012a637c" officeooo:paragraph-rsid="012a637c"/>
    </style:style>
    <style:style style:name="P23" style:family="paragraph" style:parent-style-name="Standard" style:list-style-name="AdvLab-Bullet">
      <style:text-properties officeooo:rsid="012c433d" officeooo:paragraph-rsid="012c433d"/>
    </style:style>
    <style:style style:name="P24" style:family="paragraph" style:parent-style-name="Text_20_body" style:list-style-name="AdvLab-Numbered">
      <style:paragraph-properties>
        <style:tab-stops>
          <style:tab-stop style:position="6.9252in" style:type="right"/>
        </style:tab-stops>
      </style:paragraph-properties>
      <style:text-properties fo:font-style="normal" officeooo:rsid="011f01d4" officeooo:paragraph-rsid="011f01d4" style:font-style-asian="normal" style:font-style-complex="normal"/>
    </style:style>
    <style:style style:name="P25" style:family="paragraph" style:parent-style-name="Text_20_body" style:list-style-name="AdvLab-Bullet">
      <style:text-properties officeooo:rsid="011bbfad" officeooo:paragraph-rsid="011bbfad"/>
    </style:style>
    <style:style style:name="P26" style:family="paragraph" style:parent-style-name="Text_20_body" style:list-style-name="AdvLab-Bullet">
      <style:text-properties officeooo:rsid="011f01d4" officeooo:paragraph-rsid="0127713c"/>
    </style:style>
    <style:style style:name="P27" style:family="paragraph" style:parent-style-name="Text_20_body" style:list-style-name="AdvLab-Bullet">
      <style:text-properties officeooo:rsid="0127713c" officeooo:paragraph-rsid="0127713c"/>
    </style:style>
    <style:style style:name="P28" style:family="paragraph" style:parent-style-name="Text_20_body" style:list-style-name="AdvLab-Numbered">
      <style:text-properties officeooo:rsid="012f89e5" officeooo:paragraph-rsid="012f89e5"/>
    </style:style>
    <style:style style:name="P29" style:family="paragraph" style:parent-style-name="Text_20_body">
      <style:paragraph-properties>
        <style:tab-stops>
          <style:tab-stop style:position="6.9252in" style:type="right"/>
        </style:tab-stops>
      </style:paragraph-properties>
      <style:text-properties officeooo:rsid="01366ebd" officeooo:paragraph-rsid="01366ebd"/>
    </style:style>
    <style:style style:name="T1" style:family="text">
      <style:text-properties fo:font-size="12pt" fo:font-weight="bold" officeooo:rsid="010124a3" style:font-size-asian="10.5pt"/>
    </style:style>
    <style:style style:name="T2" style:family="text">
      <style:text-properties fo:font-size="12pt" fo:font-weight="bold" officeooo:rsid="01366ebd" style:font-size-asian="10.5pt"/>
    </style:style>
    <style:style style:name="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4" style:family="text">
      <style:text-properties officeooo:rsid="0050f0df"/>
    </style:style>
    <style:style style:name="T5" style:family="text">
      <style:text-properties officeooo:rsid="00b1e0fa" style:font-name-asian="Liberation Sans1" style:font-name-complex="Liberation Sans1"/>
    </style:style>
    <style:style style:name="T6" style:family="text">
      <style:text-properties officeooo:rsid="010563d1"/>
    </style:style>
    <style:style style:name="T7" style:family="text">
      <style:text-properties officeooo:rsid="0050f0df" style:font-name-asian="Liberation Serif" style:font-name-complex="Liberation Serif"/>
    </style:style>
    <style:style style:name="T8" style:family="text">
      <style:text-properties officeooo:rsid="0050f0df" style:font-name-asian="Arial Unicode MS" style:font-name-complex="Arial Unicode MS"/>
    </style:style>
    <style:style style:name="T9" style:family="text">
      <style:text-properties officeooo:rsid="007e5b1a" style:font-name-asian="Arial Unicode MS" style:font-name-complex="Arial Unicode M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125c10f" style:font-style-asian="italic" style:font-style-complex="italic"/>
    </style:style>
    <style:style style:name="T12" style:family="text">
      <style:text-properties fo:font-style="italic" officeooo:rsid="01366ebd" style:font-style-asian="italic" style:font-style-complex="italic"/>
    </style:style>
    <style:style style:name="T13" style:family="text">
      <style:text-properties fo:font-style="italic" fo:font-weight="normal" officeooo:rsid="012a637c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125c10f" style:font-style-asian="normal" style:font-style-complex="normal"/>
    </style:style>
    <style:style style:name="T17" style:family="text">
      <style:text-properties fo:font-style="normal" officeooo:rsid="01366ebd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2a637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2f89e5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officeooo:rsid="012a637c" style:font-style-asian="normal" style:font-style-complex="normal"/>
    </style:style>
    <style:style style:name="T23" style:family="text">
      <style:text-properties fo:font-style="normal" style:text-underline-style="none" officeooo:rsid="0127713c" style:font-style-asian="normal" style:font-style-complex="normal"/>
    </style:style>
    <style:style style:name="T24" style:family="text">
      <style:text-properties fo:font-style="normal" style:text-underline-style="none" fo:font-weight="normal" officeooo:rsid="012a637c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127713c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13186e4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132499b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1346f72" style:font-style-asian="normal" style:font-weight-asian="normal" style:font-style-complex="normal" style:font-weight-complex="normal"/>
    </style:style>
    <style:style style:name="T29" style:family="text">
      <style:text-properties officeooo:rsid="011f01d4"/>
    </style:style>
    <style:style style:name="T30" style:family="text">
      <style:text-properties officeooo:rsid="01243675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12a637c" style:font-weight-asian="normal" style:font-weight-complex="normal"/>
    </style:style>
    <style:style style:name="T33" style:family="text">
      <style:text-properties fo:font-weight="normal" officeooo:rsid="013186e4" style:font-weight-asian="normal" style:font-weight-complex="normal"/>
    </style:style>
    <style:style style:name="T34" style:family="text">
      <style:text-properties fo:font-weight="normal" officeooo:rsid="01329562" style:font-weight-asian="normal" style:font-weight-complex="normal"/>
    </style:style>
    <style:style style:name="T35" style:family="text">
      <style:text-properties officeooo:rsid="0125c10f"/>
    </style:style>
    <style:style style:name="T36" style:family="text">
      <style:text-properties officeooo:rsid="0127713c"/>
    </style:style>
    <style:style style:name="T37" style:family="text">
      <style:text-properties officeooo:rsid="012a637c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officeooo:rsid="012a637c"/>
    </style:style>
    <style:style style:name="T40" style:family="text">
      <style:text-properties style:text-underline-style="none" officeooo:rsid="013186e4" style:font-weight-asian="normal" style:font-weight-complex="normal"/>
    </style:style>
    <style:style style:name="T41" style:family="text">
      <style:text-properties style:text-underline-style="none" officeooo:rsid="0132499b" style:font-weight-asian="normal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2a637c" style:font-weight-asian="bold" style:font-weight-complex="bold"/>
    </style:style>
    <style:style style:name="T44" style:family="text">
      <style:text-properties officeooo:rsid="012ba978"/>
    </style:style>
    <style:style style:name="T45" style:family="text">
      <style:text-properties officeooo:rsid="012d9cad"/>
    </style:style>
    <style:style style:name="T46" style:family="text">
      <style:text-properties officeooo:rsid="0130a96f"/>
    </style:style>
    <style:style style:name="T47" style:family="text">
      <style:text-properties style:font-weight-asian="normal" style:font-weight-complex="normal"/>
    </style:style>
    <style:style style:name="T48" style:family="text">
      <style:text-properties officeooo:rsid="01366ebd"/>
    </style:style>
    <style:style style:name="T49" style:family="text">
      <style:text-properties style:text-position="super 58%" fo:font-style="italic" officeooo:rsid="01366ebd" style:font-style-asian="italic" style:font-style-complex="italic"/>
    </style:style>
    <style:style style:name="T50" style:family="text">
      <style:text-properties officeooo:rsid="01381f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Introduction</text:h>
      <text:p text:style-name="P29">My edit of the Wikipedia entry for <text:span text:style-name="T10">Instrumentation</text:span><text:span text:style-name="T15"> is</text:span></text:p>
      <text:p text:style-name="Quotations"><text:span text:style-name="T10">Instrumentation</text:span> is a collective term for measuring instruments, used for indicating, measuring, and recording physical quantities. It is also a field of study about the art and science about making measurement instruments. The term has its origins in the art and science of scientific instrument-making.</text:p>
      <text:p text:style-name="Quotations">Instrumentation can refer to devices as simple as direct-reading thermometers, or as complex as multi-sensor components of <text:span text:style-name="T48">complex</text:span> control systems.</text:p>
      <text:p text:style-name="P29">The focus of this course is on building scientific instruments. Almost all modern scientific instruments have a microcontroller at their core. Any instrument with a control panel, a display, WiFi, Bluetooth, etc. has a microcontroller in it. In this course you will learn to one way of making instruments with a microcontroller.</text:p>
      <text:p text:style-name="P4">This course focuses on the Raspberry Pi Pico W <text:span text:style-name="T48">(I call a Pico W) </text:span>microcontroller as the main device that you will use to control experiments, and take data. In the first few labs you will work through the book <text:span text:style-name="T10">Get started with MicroPython on Raspberry Pi Pico</text:span><text:span text:style-name="T15">, </text:span><text:span text:style-name="T10">T</text:span><text:span text:style-name="T11">he Official Raspberry Pi</text:span><text:span text:style-name="T10"> P</text:span><text:span text:style-name="T11">ico Guide, </text:span><text:span text:style-name="T12">2</text:span><text:span text:style-name="T49">nd</text:span><text:span text:style-name="T12"> edition</text:span><text:span text:style-name="T15">. </text:span><text:span text:style-name="T16">I will call this book</text:span><text:span text:style-name="T11"> Getting Started</text:span><text:span text:style-name="T16">.</text:span><text:span text:style-name="T10"> </text:span><text:span text:style-name="T15">It is available </text:span><text:span text:style-name="T17">through Amazon as a Kindle, so you need an Amazon account to get the book. You can read it on a laptop at the </text:span><text:span text:style-name="T12">Cloud Kindle</text:span><text:span text:style-name="T17"> website </text:span><text:a xlink:type="simple" xlink:href="https://read.amazon.com/?asin=B0CW1DRBTV" text:style-name="Internet_20_link" text:visited-style-name="Visited_20_Internet_20_Link"><text:span text:style-name="T17">https://read.amazon.com/?asin=B0CW1DRBTV</text:span></text:a><text:span text:style-name="T17"> or on the Kindle app on you laptop or smarthphone. T</text:span><text:span text:style-name="T15">he </text:span><text:span text:style-name="T17">Pico W</text:span><text:span text:style-name="T15"> that has WiFi </text:span><text:span text:style-name="T17">and Bluetooth </text:span><text:span text:style-name="T15">capability.</text:span></text:p>
      <text:p text:style-name="P5">Today <text:span text:style-name="T35">you will work through the first three chapters</text:span></text:p>
      <text:list xml:id="list2232382608" text:style-name="AdvLab-Numbered">
        <text:list-item>
          <text:p text:style-name="P24">Soldering pins to your PicoW and mounting it on a breadboard. Chap<text:span text:style-name="T35">t</text:span>er 1.</text:p>
        </text:list-item>
        <text:list-item>
          <text:p text:style-name="P24">Installing MicroPython (latest version) on your PicoW. Chapter 1.</text:p>
        </text:list-item>
        <text:list-item>
          <text:p text:style-name="P24">Start programming your PicoW using MicroPython. Chapter 2.</text:p>
        </text:list-item>
      </text:list>
      <text:h text:style-name="P19" text:outline-level="1">Activity <text:span text:style-name="T30">1</text:span> – Soldering the Headers to the PicoW</text:h>
      <text:p text:style-name="P11">Note: you may have a PicoW with the headers already connected. <text:span text:style-name="T50">Please r</text:span>ead the pages anyway<text:span text:style-name="T18">.</text:span></text:p>
      <text:list xml:id="list3687554034" text:style-name="AdvLab-Bullet">
        <text:list-item>
          <text:p text:style-name="P25">First read pp. 8 – 11, <text:span text:style-name="T29">the one page insert, then pp. 12 – 16.</text:span></text:p>
        </text:list-item>
        <text:list-item>
          <text:p text:style-name="P26">Whe<text:span text:style-name="T36">n</text:span> you are finished, show the instructor the PicoW soldered to pins. <text:span text:style-name="T36">Figure 1-14 and the paragraph below shows how soldering can go wrong and how to correct it.</text:span></text:p>
        </text:list-item>
        <text:list-item>
          <text:p text:style-name="P26"><text:span text:style-name="T36">M</text:span>ount <text:span text:style-name="T36">it </text:span>in a breadboard <text:span text:style-name="T36">with row 1 of the breadboard and pin 1 on the PicoW in the same row</text:span>. The USB connector should be sticking out at <text:span text:style-name="T36">the</text:span> of the breadboard.</text:p>
        </text:list-item>
      </text:list>
      <text:h text:style-name="P20" text:outline-level="1">Activity 2 – Programming Your PicoW with MicroPython</text:h>
      <text:list text:continue-numbering="true" text:style-name="AdvLab-Bullet">
        <text:list-item>
          <text:p text:style-name="P27">Download the latest version of <text:span text:style-name="T39">μ</text:span><text:span text:style-name="T38">Py</text:span> (MicroPython) <text:span text:style-name="T37">from </text:span><text:a xlink:type="simple" xlink:href="https://micropython.org/download/RPI_PICO_W/" text:style-name="Internet_20_link" text:visited-style-name="Visited_20_Internet_20_Link"><text:span text:style-name="T37">https://micropython.org/download/RPI_PICO_W/</text:span></text:a><text:span text:style-name="T37"> </text:span></text:p>
          <text:list>
            <text:list-item>
              <text:p text:style-name="P21"><text:span text:style-name="T37">It will be the first link under </text:span><text:span text:style-name="T43">Firmware</text:span><text:span text:style-name="T32"> </text:span><text:span text:style-name="T13">Releases</text:span><text:span text:style-name="T19">. The name will be something </text:span>like <text:s/><text:span text:style-name="Code">v1.23.0 (2024-06-02).uf2</text:span> / [Release notes] (latest) </text:p>
            </text:list-item>
          </text:list>
        </text:list-item>
        <text:list-item>
          <text:p text:style-name="P22"><text:span text:style-name="T44">Plug the PicoW into your laptop with a USB Micro cable and f</text:span>ollow the directions on pg. <text:span text:style-name="T44">17.</text:span></text:p>
        </text:list-item>
        <text:list-item>
          <text:p text:style-name="P23">The next step, in Chapter 2, is installing the <text:span text:style-name="T10">Thonny</text:span><text:span text:style-name="T15"> IDE (Integrated Development Environment.) It is a small stand-alone editor that allows you to read and write files to the PicoW.</text:span></text:p>
        </text:list-item>
        <text:list-item>
          <text:p text:style-name="P23"><text:span text:style-name="T15">Write your first </text:span><text:span text:style-name="T22">μ</text:span><text:span text:style-name="T23">Py </text:span><text:span text:style-name="T21">program on the PicoW. It will print the message </text:span><text:span text:style-name="T14">Hello, World!</text:span><text:span text:style-name="T21">.</text:span></text:p>
        </text:list-item>
      </text:list>
      <text:h text:style-name="Heading_20_1" text:outline-level="1">The <text:span text:style-name="T45">Challenges</text:span></text:h>
      <text:p text:style-name="P13">Throughout the book there are <text:span text:style-name="T10">Challenges</text:span><text:span text:style-name="T15"> you have to complete. </text:span></text:p>
      <text:p text:style-name="P12">Important Tip<text:span text:style-name="T18">: You </text:span><text:span text:style-name="T31">always</text:span><text:span text:style-name="T18"> want to save your most recent code </text:span><text:span text:style-name="T31">both</text:span><text:span text:style-name="T18"> on the </text:span><text:span text:style-name="T31">MicroPython</text:span><text:span text:style-name="T18"> device </text:span><text:span text:style-name="T31">and</text:span><text:span text:style-name="T18"> on your laptop! So, </text:span><text:span text:style-name="T20">here are my suggestions:</text:span></text:p>
      <text:list text:continue-list="list2232382608" text:style-name="AdvLab-Numbered">
        <text:list-item text:start-value="1">
          <text:p text:style-name="P28"><text:soft-page-break/>Make the file names descriptive, for example <text:span text:style-name="Example">Hello.py</text:span>, or <text:span text:style-name="Example">Challenge1.py</text:span>.</text:p>
        </text:list-item>
        <text:list-item>
          <text:p text:style-name="P28">Save the first time on the PicoW.</text:p>
        </text:list-item>
        <text:list-item>
          <text:p text:style-name="P28">Make a folder on your laptop for your code. Make a subfolder named <text:span text:style-name="Example">Lab01</text:span>. Save the files for Lab01 in this folder.</text:p>
        </text:list-item>
        <text:list-item>
          <text:p text:style-name="P28">Make sure you save the file with the same name in your Lab01 folder, “<text:span text:style-name="T46">This computer</text:span>.”</text:p>
        </text:list-item>
      </text:list>
      <text:p text:style-name="P14"/>
      <text:p text:style-name="P7">Challenge 1<text:span text:style-name="T31"> (pg. 29): Loop the Loop. Try printing the numbers from 1 to 9 in a 3x3 square using a loop inside a loop. If you want more than one print statement on the same line, add , </text:span><text:span text:style-name="Code"><text:span text:style-name="T47">end=’ ‘</text:span></text:span><text:span text:style-name="T31"> at the end of the print statement.</text:span></text:p>
      <text:p text:style-name="P17"/>
      <text:p text:style-name="P7">Challenge 2<text:span text:style-name="T31"> (pg. 32): Add more. Ask the user for a number, then print out too high or too low, or end the game if <text:s/>they guess 5. Hint: To get an integer from the user you need to change the input line to </text:span></text:p>
      <text:p text:style-name="Code">num_guessed = int(input(“Enter a number: “)</text:p>
      <text:p text:style-name="P7"><text:span text:style-name="T31">The </text:span><text:span text:style-name="Code"><text:span text:style-name="T47">int</text:span></text:span><text:span text:style-name="T31"> function converts the text to a number.</text:span></text:p>
      <text:p text:style-name="P17"/>
      <text:p text:style-name="P8">Challenge 3<text:span text:style-name="T31"> Complex numbers. </text:span><text:span text:style-name="T33">Yes, these little <text:s/></text:span><text:span text:style-name="T24">μ</text:span><text:span text:style-name="T25">Py </text:span><text:span text:style-name="T26">microcontrollers know complex numbers! You enter a complex number, for example, as </text:span><text:span text:style-name="Code"><text:span text:style-name="T40">2-3j</text:span></text:span><text:span text:style-name="T26">, which has a real part of </text:span><text:span text:style-name="Code"><text:span text:style-name="T40">2</text:span></text:span><text:span text:style-name="T26"> and a complex part of </text:span><text:span text:style-name="Code"><text:span text:style-name="T40">-3</text:span></text:span><text:span text:style-name="T26">. To enter a pure complex number, put a </text:span><text:span text:style-name="Code"><text:span text:style-name="T40">j</text:span></text:span><text:span text:style-name="T26"> at the end, like </text:span><text:span text:style-name="Code"><text:span text:style-name="T40">3.14j</text:span></text:span><text:span text:style-name="T26">. </text:span><text:span text:style-name="T28">To input a complex number use a statement like:</text:span></text:p>
      <text:p text:style-name="P16">cmplx2 = complex(input(“Enter a complex number: “))</text:p>
      <text:p text:style-name="P9"><text:span text:style-name="T26">Write a program </text:span><text:span text:style-name="T27">that inputs two complex numbers and prints their sum, product, and magnitude (try </text:span><text:span text:style-name="Code"><text:span text:style-name="T41">print(abs(1+1j)</text:span></text:span><text:span text:style-name="T27">.) </text:span></text:p>
      <text:p text:style-name="P6"/>
      <text:p text:style-name="P15"><text:span text:style-name="T42">Challenge 4</text:span><text:span text:style-name="T31"> (pg. 43) </text:span><text:span text:style-name="T34">Give the color codes for 100 Ω, 5.6 kΩ, 330 kΩ, and 1.5 MΩ resistors. Find the value and precision of the following resistors: brn-blk-yel, ora-ora-red-gold, gry-whi-brn-silver.</text:span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loext:graphic-properties draw:fill="solid" draw:fill-color="#faf0e6"/>
      <style:paragraph-properties fo:margin-left="0.6in" fo:margin-right="0.6in" fo:margin-top="0.0201in" fo:margin-bottom="0.0598in" style:contextual-spacing="false" fo:text-indent="0in" style:auto-text-indent="false" fo:background-color="#faf0e6" fo:padding="0.0201in" fo:border="0.51pt solid #000000">
        <style:tab-stops/>
      </style:paragraph-properties>
      <style:text-properties fo:font-size="10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List_20_Heading" style:display-name="List Heading" style:family="paragraph" style:parent-style-name="Standard" style:class="html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1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style:font-name="OpenSymbol1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9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rsid="01365684" officeooo:paragraph-rsid="01365684"/>
    </style:style>
    <style:style style:name="MP3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1366ebd" style:font-size-asian="10.5pt"/>
    </style:style>
    <style:style style:name="MT2" style:family="text">
      <style:text-properties officeooo:rsid="0050f0df"/>
    </style:style>
    <style:style style:name="MT3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4" style:family="text">
      <style:text-properties officeooo:rsid="00b1e0fa" style:font-name-asian="Liberation Sans1" style:font-name-complex="Liberation Sans1"/>
    </style:style>
    <style:style style:name="MT5" style:family="text">
      <style:text-properties fo:font-size="12pt" fo:font-weight="bold" officeooo:rsid="010124a3" style:font-size-asian="10.5pt"/>
    </style:style>
    <style:style style:name="MT6" style:family="text">
      <style:text-properties officeooo:rsid="010563d1"/>
    </style:style>
    <style:style style:name="MT7" style:family="text">
      <style:text-properties officeooo:rsid="0050f0df" style:font-name-asian="Liberation Serif" style:font-name-complex="Liberation Serif"/>
    </style:style>
    <style:style style:name="MT8" style:family="text">
      <style:text-properties officeooo:rsid="0050f0df" style:font-name-asian="Arial Unicode MS" style:font-name-complex="Arial Unicode MS"/>
    </style:style>
    <style:style style:name="MT9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 Lab</text:span><text:span text:style-name="MT2"><text:tab/></text:span><text:span text:style-name="MT3">Lab 1 – Introduction to the PicoW</text:span><text:span text:style-name="MT4"><text:tab/></text:span><text:span text:style-name="MT5">Fall</text:span><text:span text:style-name="MT2"> 202</text:span><text:span text:style-name="MT6">4</text:span></text:p>
        <text:p text:style-name="MP2">Names __________________________________________________________________</text:p>
      </style:header>
      <style:footer>
        <text:p text:style-name="MP3"><text:file-name text:display="name-and-extension">Lab01-IntroPicoW.odt</text:file-name><text:tab/><text:span text:style-name="MT7">—</text:span><text:span text:style-name="MT8"> </text:span><text:span text:style-name="MT8"><text:page-number text:select-page="current">2</text:page-number></text:span><text:span text:style-name="MT8"><text:s/></text:span><text:span text:style-name="MT9">of </text:span><text:span text:style-name="MT9"><text:page-count>2</text:page-count></text:span><text:span text:style-name="MT8"><text:s/></text:span><text:span text:style-name="MT7">—</text:span><text:span text:style-name="MT8"><text:tab/></text:span><text:span text:style-name="MT8"><text:date style:data-style-name="N49" text:date-value="2024-08-26T12:04:46.624223599">2024-08-26</text:date></text:span><text:span text:style-name="MT8">, </text:span><text:span text:style-name="MT8"><text:time style:data-style-name="N60" text:time-value="2024-08-26T12:04:46.624400876">12:04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T1H45M23S</meta:editing-duration>
    <meta:editing-cycles>14</meta:editing-cycles>
    <meta:generator>LibreOffice/7.6.7.2$Linux_X86_64 LibreOffice_project/60$Build-2</meta:generator>
    <meta:initial-creator>Prof Huster</meta:initial-creator>
    <dc:date>2024-08-26T12:04:46.351075202</dc:date>
    <meta:document-statistic meta:table-count="0" meta:image-count="0" meta:object-count="0" meta:page-count="2" meta:paragraph-count="39" meta:word-count="823" meta:character-count="4819" meta:non-whitespace-character-count="4028"/>
  </office:meta>
</office:document-meta>
</file>